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3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13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anding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</table:table>
      <table:table table:name="setup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string" calcext:value-type="string">
            <text:p>help_helicopters</text:p>
          </table:table-cell>
          <table:table-cell/>
          <table:table-cell table:style-name="ce1" office:value-type="string" calcext:value-type="string">
            <text:p>This parameter relates to the number of helicopters that will be present.</text:p>
            <text:p/>
            <text:p>You can set the helicopter type, crew type and operational hours in the next step.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table table:name="scenari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</table:table>
      <table:table table:name="outp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46:44.149000000</meta:creation-date>
    <dc:date>2025-02-12T14:08:43.814000000</dc:date>
    <meta:editing-duration>PT21M59S</meta:editing-duration>
    <meta:editing-cycles>3</meta:editing-cycles>
    <meta:generator>LibreOffice/24.2.0.3$Windows_X86_64 LibreOffice_project/da48488a73ddd66ea24cf16bbc4f7b9c08e9bea1</meta:generator>
    <meta:document-statistic meta:table-count="4" meta:cell-count="14" meta:object-count="0"/>
  </office:meta>
</office:document-meta>
</file>